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zęść 1 – komunikacja sieciowa (socket)</text:p>
      <text:p text:style-name="Standard"/>
      <text:p text:style-name="P1">zad. 1 – Prosty klient</text:p>
      <text:p text:style-name="Standard"><text:span text:style-name="T1">Utwórz obiekt klasy socket (z modułu socket). W konstruktorze podaj następujące argumenty: <text:s/>socket.AF_INET, socket.SOCK_STREAM. Pierwszy z nich wskazuje, że będziemy korzystać z protokołu IP w wersji 4. Drugi określa typ gniazda jako gniazdo strumieniowe (wykorzystywane przez TCP).</text:span></text:p>
      <text:p text:style-name="Standard"/>
      <text:p text:style-name="P1">zad. 2 – Prosty serwer</text:p>
      <text:p text:style-name="P1"/>
      <text:p text:style-name="P1">zad. 3 – Testowanie komunikacji</text:p>
      <text:p text:style-name="P1"/>
      <text:p text:style-name="P2">Część 2 – tworzenie interfejsu tekstowego (npyscreen)</text:p>
      <text:p text:style-name="P3"/>
      <text:p text:style-name="P4">zad. 4 – Tworzenie klasy formularza</text:p>
      <text:p text:style-name="P4"/>
      <text:p text:style-name="P4">zad. 5 – Tworzenie klasy aplikacji</text:p>
      <text:p text:style-name="P4"/>
      <text:p text:style-name="P2">Część 3 – połączenie programów (klient sieciowy z TU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language="de" fo:country="DE" style:font-name-asian="Times New Roman1" style:font-size-asian="12pt" style:language-asian="ja" style:country-asian="JP" style:font-name-complex="Times New Roman1" style:font-size-complex="12pt" style:language-complex="fa" style:country-complex="I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52S</meta:editing-duration>
    <meta:editing-cycles>3</meta:editing-cycles>
    <meta:generator>OpenOffice/4.1.3$Win32 OpenOffice.org_project/413m1$Build-9783</meta:generator>
    <dc:date>2019-05-31T06:07:52.64</dc:date>
    <meta:document-statistic meta:table-count="0" meta:image-count="0" meta:object-count="0" meta:page-count="1" meta:paragraph-count="9" meta:word-count="86" meta:character-count="572"/>
    <meta:user-defined meta:name="Info 1"/>
    <meta:user-defined meta:name="Info 2"/>
    <meta:user-defined meta:name="Info 3"/>
    <meta:user-defined meta:name="Info 4"/>
  </office:meta>
</office:document-meta>
</file>